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VE" officeooo:rsid="000d5505" officeooo:paragraph-rsid="000d5505"/>
    </style:style>
    <style:style style:name="P2" style:family="paragraph" style:parent-style-name="Standard">
      <style:text-properties fo:language="es" fo:country="VE" fo:font-weight="normal" officeooo:rsid="000d5505" officeooo:paragraph-rsid="000d5505" style:font-weight-asian="normal" style:font-weight-complex="normal"/>
    </style:style>
    <style:style style:name="P3" style:family="paragraph" style:parent-style-name="Standard">
      <style:text-properties fo:language="es" fo:country="VE" officeooo:rsid="000d6710" officeooo:paragraph-rsid="000d6710"/>
    </style:style>
    <style:style style:name="P4" style:family="paragraph" style:parent-style-name="Standard">
      <style:text-properties fo:language="es" fo:country="VE" fo:font-weight="bold" officeooo:rsid="000d5505" officeooo:paragraph-rsid="000d5505" style:font-weight-asian="bold" style:font-weight-complex="bold"/>
    </style:style>
    <style:style style:name="P5" style:family="paragraph" style:parent-style-name="Standard" style:list-style-name="L1">
      <style:text-properties fo:language="es" fo:country="VE" fo:font-weight="normal" officeooo:rsid="000d5505" officeooo:paragraph-rsid="000d5505" style:font-weight-asian="normal" style:font-weight-complex="normal"/>
    </style:style>
    <style:style style:name="P6" style:family="paragraph" style:parent-style-name="Standard" style:list-style-name="L2">
      <style:text-properties fo:language="es" fo:country="VE" fo:font-weight="normal" officeooo:rsid="000d5505" officeooo:paragraph-rsid="000d5505" style:font-weight-asian="normal" style:font-weight-complex="normal"/>
    </style:style>
    <style:style style:name="P7" style:family="paragraph" style:parent-style-name="Standard">
      <style:text-properties fo:language="es" fo:country="VE" fo:font-weight="normal" officeooo:rsid="000d5505" officeooo:paragraph-rsid="000d5505" style:font-weight-asian="normal" style:font-weight-complex="normal"/>
    </style:style>
    <style:style style:name="P8" style:family="paragraph" style:parent-style-name="Standard" style:list-style-name="L2">
      <style:text-properties fo:language="es" fo:country="VE" fo:font-weight="normal" officeooo:rsid="000d6710" officeooo:paragraph-rsid="000d6710" style:font-weight-asian="normal" style:font-weight-complex="normal"/>
    </style:style>
    <style:style style:name="P9" style:family="paragraph" style:parent-style-name="Standard" style:list-style-name="L5">
      <style:text-properties fo:language="es" fo:country="VE" fo:font-weight="normal" officeooo:rsid="0013363e" officeooo:paragraph-rsid="0013363e" style:font-weight-asian="normal" style:font-weight-complex="normal"/>
    </style:style>
    <style:style style:name="P10" style:family="paragraph" style:parent-style-name="Standard">
      <style:text-properties fo:language="es" fo:country="VE" fo:font-weight="normal" officeooo:rsid="0013363e" officeooo:paragraph-rsid="0013363e" style:font-weight-asian="normal" style:font-weight-complex="normal"/>
    </style:style>
    <style:style style:name="P11" style:family="paragraph" style:parent-style-name="Standard" style:list-style-name="L6">
      <style:text-properties fo:language="es" fo:country="VE" fo:font-weight="normal" officeooo:rsid="0013363e" officeooo:paragraph-rsid="0013363e" style:font-weight-asian="normal" style:font-weight-complex="normal"/>
    </style:style>
    <style:style style:name="P12" style:family="paragraph" style:parent-style-name="Standard" style:list-style-name="L3">
      <style:text-properties fo:language="es" fo:country="VE" officeooo:rsid="000d6710" officeooo:paragraph-rsid="000d6710"/>
    </style:style>
    <style:style style:name="P13" style:family="paragraph" style:parent-style-name="Standard" style:list-style-name="L4">
      <style:text-properties fo:language="es" fo:country="VE" officeooo:rsid="000d6710" officeooo:paragraph-rsid="000d6710"/>
    </style:style>
    <style:style style:name="P14" style:family="paragraph" style:parent-style-name="Standard" style:list-style-name="L3">
      <style:text-properties fo:language="es" fo:country="VE" officeooo:rsid="000e881d" officeooo:paragraph-rsid="000e881d"/>
    </style:style>
    <style:style style:name="P15" style:family="paragraph" style:parent-style-name="Standard" style:list-style-name="L6">
      <style:text-properties officeooo:paragraph-rsid="0013363e"/>
    </style:style>
    <style:style style:name="P16" style:family="paragraph" style:parent-style-name="Standard" style:list-style-name="L6">
      <style:text-properties officeooo:rsid="0013363e" officeooo:paragraph-rsid="0013363e"/>
    </style:style>
    <style:style style:name="T1" style:family="text">
      <style:text-properties officeooo:rsid="000d6710"/>
    </style:style>
    <style:style style:name="T2" style:family="text">
      <style:text-properties officeooo:rsid="0013363e"/>
    </style:style>
    <style:style style:name="T3" style:family="text">
      <style:text-properties fo:language="es" fo:country="VE" fo:font-weight="normal" style:font-weight-asian="normal" style:font-weight-complex="normal"/>
    </style:style>
    <style:style style:name="T4" style:family="text">
      <style:text-properties fo:language="es" fo:country="VE" fo:font-weight="normal" officeooo:rsid="0013363e" style:font-weight-asian="normal" style:font-weight-complex="normal"/>
    </style:style>
    <style:style style:name="T5" style:family="text">
      <style:text-properties fo:language="es" fo:country="VE" fo:font-weight="normal" officeooo:rsid="0014e527" style:font-weight-asian="normal" style:font-weight-complex="normal"/>
    </style:style>
    <style:style style:name="T6" style:family="text">
      <style:text-properties officeooo:rsid="0014e5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trayendo datos importantes</text:p>
      <text:p text:style-name="P2"><text:tab/>Actividades económicas</text:p>
      <text:list xml:id="list3887328230" text:style-name="L1">
        <text:list-item>
          <text:p text:style-name="P5">Captación de agua de los ríos, lagos, pozos, lluvia.</text:p>
        </text:list-item>
        <text:list-item>
          <text:p text:style-name="P5">Purificación del agua.</text:p>
        </text:list-item>
        <text:list-item>
          <text:p text:style-name="P5">Distribución del agua.</text:p>
        </text:list-item>
      </text:list>
      <text:p text:style-name="P2"/>
      <text:p text:style-name="P2"><text:tab/><text:span text:style-name="T2">Fortalezas</text:span></text:p>
      <text:list xml:id="list1894199953" text:style-name="L5">
        <text:list-item>
          <text:p text:style-name="P9">Incremento de los usuarios (40%)</text:p>
        </text:list-item>
        <text:list-item>
          <text:p text:style-name="P9">Uso y manejo de programas ofimaticos (Excel)</text:p>
        </text:list-item>
        <text:list-item>
          <text:p text:style-name="P9">Procesos definidos de trabajo</text:p>
        </text:list-item>
      </text:list>
      <text:p text:style-name="P10"/>
      <text:p text:style-name="P10"><text:tab/>Debilidades</text:p>
      <text:list xml:id="list2215775717" text:style-name="L6">
        <text:list-item>
          <text:p text:style-name="P11">Manejo de información manualmente (20%)</text:p>
        </text:list-item>
        <text:list-item>
          <text:p text:style-name="P11">Deterioro de la información</text:p>
        </text:list-item>
        <text:list-item>
          <text:p text:style-name="P11">Falta de respaldos</text:p>
        </text:list-item>
        <text:list-item>
          <text:p text:style-name="P15"><text:span text:style-name="T4">Desconocimiento de la cantidad de clientes que solicitan el servicio </text:span></text:p>
        </text:list-item>
        <text:list-item>
          <text:p text:style-name="P15"><text:span text:style-name="T4">Lentitud en </text:span><text:span text:style-name="T5">gestionar la</text:span><text:span text:style-name="T4"> información</text:span></text:p>
        </text:list-item>
        <text:list-item>
          <text:p text:style-name="P16"><text:span text:style-name="T3">Inconsistencia en la información</text:span></text:p>
        </text:list-item>
      </text:list>
      <text:p text:style-name="P2"><text:tab/></text:p>
      <text:p text:style-name="P2"><text:tab/>Aspectos a mejorar</text:p>
      <text:list xml:id="list21851573" text:style-name="L2">
        <text:list-item>
          <text:p text:style-name="P6">La automatización de procesos administrativos.</text:p>
        </text:list-item>
        <text:list-item>
          <text:p text:style-name="P6">garantizar la integridad de la información.</text:p>
        </text:list-item>
        <text:list-item>
          <text:p text:style-name="P6">garantizar la seguridad de la información.</text:p>
        </text:list-item>
        <text:list-item>
          <text:p text:style-name="P8">Facilitar la labor del empleado que se encarga de leer los medidores (App móvil) para que pueda digitar más sencillamente los valores del medidor.</text:p>
        </text:list-item>
      </text:list>
      <text:p text:style-name="P1"><text:tab/></text:p>
      <text:p text:style-name="P1"><text:tab/><text:span text:style-name="T1">Problemas más relevantes</text:span></text:p>
      <text:list xml:id="list2314668321" text:style-name="L3">
        <text:list-item>
          <text:p text:style-name="P12">Perdida de información.</text:p>
        </text:list-item>
        <text:list-item>
          <text:p text:style-name="P12">Ineficiencia en el tiempo que se determina el monto a cancelar por un cliente.</text:p>
        </text:list-item>
        <text:list-item>
          <text:p text:style-name="P12">Falta de respaldos que indiquen las transacciones hechas por un cliente.</text:p>
        </text:list-item>
        <text:list-item>
          <text:p text:style-name="P12">Incongruencias con la información</text:p>
        </text:list-item>
        <text:list-item>
          <text:p text:style-name="P12">Los clientes no pueden informar rápidamente si su medidor presenta una avería</text:p>
        </text:list-item>
        <text:list-item>
          <text:p text:style-name="P14">No poseen gráficas comparativas de información de gastos e ingresos</text:p>
        </text:list-item>
      </text:list>
      <text:p text:style-name="P3"/>
      <text:p text:style-name="P3"><text:tab/>Datos para realizar las soluciones</text:p>
      <text:list xml:id="list2438494950" text:style-name="L4">
        <text:list-item>
          <text:p text:style-name="P13">Formula para calcular el monto a pagar de un medidor: (lectura nueva – lectura vieja) * 0.31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09:54:34.761796594</meta:creation-date>
    <dc:date>2022-06-29T11:05:15.973765611</dc:date>
    <meta:editing-duration>PT1H10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14" meta:character-count="1319" meta:non-whitespace-character-count="1148"/>
  </office:meta>
</office:document-meta>
</file>